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00229" officeooo:paragraph-rsid="0020022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0229" officeooo:paragraph-rsid="00200229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3.5429in" fo:margin-right="0in" fo:line-height="150%" fo:text-align="justify" style:justify-single-word="false" fo:text-indent="0in" style:auto-text-indent="false" style:page-number="auto" fo:background-color="transparent" style:shadow="none"/>
      <style:text-properties style:font-name="Times New Roman" fo:font-size="14pt" officeooo:paragraph-rsid="0020022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Times New Roman" fo:font-size="14pt" fo:font-weight="bold" officeooo:rsid="002109a0" officeooo:paragraph-rsid="002109a0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fo:font-size="14pt" fo:font-weight="bold" officeooo:rsid="00322d2e" officeooo:paragraph-rsid="00322d2e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fo:font-size="12pt" fo:font-weight="normal" officeooo:rsid="0025e0b1" officeooo:paragraph-rsid="0025e0b1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fo:font-size="12pt" fo:font-weight="normal" officeooo:rsid="0025e0b1" officeooo:paragraph-rsid="002c1463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Arial" fo:font-size="14pt" fo:font-weight="normal" officeooo:rsid="00322d2e" officeooo:paragraph-rsid="00322d2e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reak-before="page" fo:background-color="transparent" style:shadow="none"/>
      <style:text-properties style:font-name="Times New Roman" fo:font-size="14pt" fo:font-weight="bold" officeooo:rsid="0025e0b1" officeooo:paragraph-rsid="0025e0b1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reak-before="page" fo:background-color="transparent" style:shadow="none"/>
      <style:text-properties style:font-name="Times New Roman" fo:font-size="14pt" fo:font-weight="bold" officeooo:rsid="00322d2e" officeooo:paragraph-rsid="00322d2e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Times New Roman" fo:font-size="14pt" fo:font-weight="bold" officeooo:rsid="002109a0" officeooo:paragraph-rsid="002109a0" style:font-size-asian="14pt" style:font-weight-asian="bold" style:font-size-complex="14pt" style:font-weight-complex="bold"/>
    </style:style>
    <style:style style:name="P16" style:family="paragraph" style:parent-style-name="Fonte">
      <style:paragraph-properties fo:text-align="center" style:justify-single-word="false"/>
    </style:style>
    <style:style style:name="P17" style:family="paragraph" style:parent-style-name="Figura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24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officeooo:rsid="004e45b2" officeooo:paragraph-rsid="004e45b2"/>
    </style:style>
    <style:style style:name="P2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/>
      <style:text-properties style:font-name="Times New Roman" fo:font-size="12pt" fo:font-style="normal" fo:font-weight="normal" officeooo:rsid="004e45b2" officeooo:paragraph-rsid="004e45b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size="14pt" fo:font-weight="normal" officeooo:rsid="00537a16" officeooo:paragraph-rsid="00537a16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size="14pt" fo:font-weight="normal" officeooo:rsid="0055231b" officeooo:paragraph-rsid="005e0cb4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/>
      <style:text-properties style:font-name="Arial" fo:font-size="14pt" fo:font-weight="normal" officeooo:rsid="0056c85f" officeooo:paragraph-rsid="0056c85f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1" fo:font-size="12pt" fo:font-weight="normal" officeooo:rsid="0050f599" officeooo:paragraph-rsid="00322d2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T1" style:family="text">
      <style:text-properties fo:font-weight="normal" officeooo:rsid="00200229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496a4a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Times New Roman" fo:font-size="12pt" fo:font-style="normal" fo:font-weight="normal" officeooo:rsid="004efd86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3ced69"/>
    </style:style>
    <style:style style:name="T6" style:family="text">
      <style:text-properties officeooo:rsid="004710af"/>
    </style:style>
    <style:style style:name="T7" style:family="text">
      <style:text-properties fo:font-style="italic" officeooo:rsid="004710af" style:font-style-asian="italic" style:font-style-complex="italic"/>
    </style:style>
    <style:style style:name="T8" style:family="text">
      <style:text-properties fo:font-style="normal" officeooo:rsid="00485085" style:font-style-asian="normal" style:font-style-complex="normal"/>
    </style:style>
    <style:style style:name="T9" style:family="text">
      <style:text-properties fo:font-style="normal" officeooo:rsid="00496a4a" style:font-style-asian="normal" style:font-style-complex="normal"/>
    </style:style>
    <style:style style:name="T10" style:family="text">
      <style:text-properties fo:font-style="normal" officeooo:rsid="004b2f54" style:font-style-asian="normal" style:font-style-complex="normal"/>
    </style:style>
    <style:style style:name="T11" style:family="text">
      <style:text-properties fo:font-style="normal" officeooo:rsid="004cb542" style:font-style-asian="normal" style:font-style-complex="normal"/>
    </style:style>
    <style:style style:name="T12" style:family="text">
      <style:text-properties style:font-name="Times New Roman1" fo:font-size="12pt" style:font-size-asian="10.5pt" style:font-size-complex="12pt"/>
    </style:style>
    <style:style style:name="T13" style:family="text">
      <style:text-properties style:font-name="Times New Roman1" fo:font-size="12pt" officeooo:rsid="00509e80" style:font-size-asian="10.5pt" style:font-size-complex="12pt"/>
    </style:style>
    <style:style style:name="T14" style:family="text">
      <style:text-properties style:font-name="Times New Roman1" fo:font-size="12pt" officeooo:rsid="0050f599" style:font-size-asian="10.5pt" style:font-size-complex="12pt"/>
    </style:style>
    <style:style style:name="T15" style:family="text">
      <style:text-properties style:font-name="Times New Roman1" fo:font-size="12pt" officeooo:rsid="0052eaad" style:font-size-asian="10.5pt" style:font-size-complex="12pt"/>
    </style:style>
    <style:style style:name="T16" style:family="text">
      <style:text-properties style:font-name="Times New Roman1" fo:font-size="12pt" officeooo:rsid="0055231b" style:font-size-asian="10.5pt" style:font-size-complex="12pt"/>
    </style:style>
    <style:style style:name="T17" style:family="text">
      <style:text-properties style:font-name="Times New Roman1" fo:font-size="12pt" officeooo:rsid="0057b356" style:font-size-asian="10.5pt" style:font-size-complex="12pt"/>
    </style:style>
    <style:style style:name="T18" style:family="text">
      <style:text-properties style:font-name="Times New Roman1" fo:font-size="12pt" officeooo:rsid="00592144" style:font-size-asian="10.5pt" style:font-size-complex="12pt"/>
    </style:style>
    <style:style style:name="T19" style:family="text">
      <style:text-properties style:font-name="Times New Roman1" fo:font-size="12pt" officeooo:rsid="005c0ccd" style:font-size-asian="10.5pt" style:font-size-complex="12pt"/>
    </style:style>
    <style:style style:name="T20" style:family="text">
      <style:text-properties style:font-name="Times New Roman1" fo:font-size="12pt" officeooo:rsid="005e1643" style:font-size-asian="10.5pt" style:font-size-complex="12pt"/>
    </style:style>
    <style:style style:name="T21" style:family="text">
      <style:text-properties style:font-name="Times New Roman1" fo:font-size="12pt" fo:font-weight="normal" officeooo:rsid="005f80e5" style:font-size-asian="10.5pt" style:font-weight-asian="normal" style:font-size-complex="12pt" style:font-weight-complex="normal"/>
    </style:style>
    <style:style style:name="T22" style:family="text">
      <style:text-properties text:display="none"/>
    </style:style>
    <style:style style:name="T23" style:family="text">
      <style:text-properties fo:font-size="10pt" fo:font-style="normal" style:font-size-asian="10pt" style:font-style-asian="normal" style:font-size-complex="10pt" style:font-style-complex="normal"/>
    </style:style>
    <style:style style:name="T24" style:family="text">
      <style:text-properties officeooo:rsid="0062d970"/>
    </style:style>
    <style:style style:name="T25" style:family="text">
      <style:text-properties officeooo:rsid="0066d182"/>
    </style:style>
    <style:style style:name="T26" style:family="text">
      <style:text-properties officeooo:rsid="0067609a"/>
    </style:style>
    <style:style style:name="T27" style:family="text">
      <style:text-properties officeooo:rsid="00691c34"/>
    </style:style>
    <style:style style:name="T28" style:family="text">
      <style:text-properties officeooo:rsid="006abea4"/>
    </style:style>
    <style:style style:name="T29" style:family="text">
      <style:text-properties officeooo:rsid="006eb1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18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5">Primeira Parte do Trabalho Prático (Parte I)</text:p>
      <text:p text:style-name="P23">SCC0215 – Organização de Arquivos</text:p>
      <text:p text:style-name="P23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25">ndré</text:span> <text:span text:style-name="T25">Luís Storino</text:span> <text:span text:style-name="T25">Junior</text:span>, 9293668</text:p>
      <text:p text:style-name="P20"><text:span text:style-name="T26">Francisco</text:span>, </text:p>
      <text:p text:style-name="P20"><text:span text:style-name="T27">Leonardo</text:span>, </text:p>
      <text:p text:style-name="P3"><text:span text:style-name="T28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29">07/05/</text:span>201<text:span text:style-name="T29">8</text:span></text:p>
      <text:p text:style-name="P30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53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5T00:47:51.165737395</dc:date>
    <meta:editing-duration>PT3H6M36S</meta:editing-duration>
    <meta:editing-cycles>70</meta:editing-cycles>
    <meta:generator>LibreOffice/6.0.3.2$Linux_X86_64 LibreOffice_project/00m0$Build-2</meta:generator>
    <meta:document-statistic meta:table-count="0" meta:image-count="0" meta:object-count="0" meta:page-count="2" meta:paragraph-count="11" meta:word-count="42" meta:character-count="296" meta:non-whitespace-character-count="261"/>
  </office:meta>
</office:document-meta>
</file>